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03c" officeooo:paragraph-rsid="001a9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cxxcxcxcxcxcxxcxcxcxcxccxcxcxcxcxcxcxcxcxcxcxcxcxcxcxcxcxcxcxcxcx</text:p>
      <text:p text:style-name="P1">Amal</text:p>
      <text:p text:style-name="P1">Amal</text:p>
      <text:p text:style-name="P1">Amal</text:p>
      <text:p text:style-name="P1">Amal</text:p>
      <text:p text:style-name="P1">Amal</text:p>
      <text:p text:style-name="P1">Amal</text:p>
      <text:p text:style-name="P1">Amal</text:p>
      <text:p text:style-name="P1">Amal</text:p>
      <text:p text:style-name="P1">Amal</text:p>
      <text:p text:style-name="P1">Amal</text:p>
      <text:p text:style-name="P1">A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16:11.574043577</meta:creation-date>
    <dc:date>2019-03-15T19:17:26.892930175</dc:date>
    <meta:editing-duration>PT1M15S</meta:editing-duration>
    <meta:editing-cycles>1</meta:editing-cycles>
    <meta:document-statistic meta:table-count="0" meta:image-count="0" meta:object-count="0" meta:page-count="1" meta:paragraph-count="12" meta:word-count="12" meta:character-count="110" meta:non-whitespace-character-count="110"/>
    <meta:generator>LibreOffice/5.1.6.2$Linux_X86_64 LibreOffice_project/10m0$Build-2</meta:generator>
  </office:meta>
</office:document-meta>
</file>